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1bd6"/>
    </style:style>
    <style:style style:name="P2" style:family="paragraph" style:parent-style-name="Heading_20_3" style:master-page-name="Standard">
      <style:paragraph-properties fo:margin-top="0.247cm" fo:margin-bottom="0.212cm" loext:contextual-spacing="false"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1bd6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acc35"/>
    </style:style>
    <style:style style:name="T5" style:family="text">
      <style:text-properties officeooo:rsid="000b52fd"/>
    </style:style>
    <style:style style:name="T6" style:family="text">
      <style:text-properties officeooo:rsid="000d3c06"/>
    </style:style>
    <style:style style:name="T7" style:family="text">
      <style:text-properties officeooo:rsid="000f1bd6"/>
    </style:style>
    <style:style style:name="T8" style:family="text">
      <style:text-properties fo:color="#00677c" fo:font-style="italic" style:font-style-asian="italic" style:font-style-complex="italic"/>
    </style:style>
    <style:style style:name="T9" style:family="text">
      <style:text-properties fo:color="#092e64" fo:font-style="italic" style:font-style-asian="italic" style:font-style-complex="italic"/>
    </style:style>
    <style:style style:name="T10" style:family="text">
      <style:text-properties fo:color="#c0c0c0" fo:font-style="italic" style:font-style-asian="italic" style:font-style-complex="italic"/>
    </style:style>
    <style:style style:name="T11" style:family="text">
      <style:text-properties fo:color="#000080" fo:font-style="italic" style:font-style-asian="italic" style:font-style-complex="italic"/>
    </style:style>
    <style:style style:name="T12" style:family="text">
      <style:text-properties fo:color="#808000"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Ошибка № <text:span text:style-name="T4">1</text:span></text:h>
      <text:p text:style-name="Standard"><text:span text:style-name="T3">Описание:</text:span> <text:span text:style-name="T5">Ошибка при считывании символов из потока</text:span></text:p>
      <text:p text:style-name="Standard"><text:span text:style-name="T3">Тест:</text:span> <text:span text:style-name="T6">2-4</text:span></text:p>
      <text:p text:style-name="Standard"><text:span text:style-name="T3">Описание процесса:</text:span> <text:span text:style-name="T6">Отсутствует переменная для проверки <text:s/>наличия символов fgets</text:span></text:p>
      <text:p text:style-name="Standard"><text:span text:style-name="T3">Входные данные:</text:span> <text:span text:style-name="T6">cmdline , MAXLINE(255), STDIN</text:span></text:p>
      <text:p text:style-name="Standard"><text:span text:style-name="T3">Ожидаемый результат:</text:span> <text:s/><text:span text:style-name="T6">1</text:span></text:p>
      <text:p text:style-name="Standard"><text:span text:style-name="T3">Фактический результат:</text:span> <text:span text:style-name="T7">Ошибка компиляции в результате ошибки работы fgets</text:span></text:p>
      <text:p text:style-name="Standard"><text:span text:style-name="T3">Возможная причина:</text:span> <text:span text:style-name="T7">отсутствие проверки результата </text:span></text:p>
      <text:p text:style-name="P1"><text:span text:style-name="T3">Статус:</text:span> [<text:span text:style-name="T7">ИСПРАВЛЕНО</text:span><text:span text:style-name="T1">,</text:span><text:span text:style-name="T10"> </text:span><text:span text:style-name="T12">char</text:span><text:span text:style-name="T1">*</text:span><text:span text:style-name="T10"> </text:span><text:span text:style-name="T9">pp</text:span><text:span text:style-name="T1">=</text:span><text:span text:style-name="T10"> </text:span><text:span text:style-name="T8">fgets</text:span><text:span text:style-name="T1">(</text:span><text:span text:style-name="T9">cmdline</text:span><text:span text:style-name="T1">,</text:span><text:span text:style-name="T10"> </text:span><text:span text:style-name="T11">MAXLINE</text:span><text:span text:style-name="T1">,</text:span><text:span text:style-name="T10"> </text:span><text:span text:style-name="T11">stdin</text:span><text:span text:style-name="T1">)</text:span><text:span text:style-name="T2"> ,</text:span></text:p>
      <text:p text:style-name="P1"><text:span text:style-name="T1"><text:s/></text:span><text:span text:style-name="T8">fgets</text:span><text:span text:style-name="T1">(</text:span><text:span text:style-name="T9">cmdline</text:span><text:span text:style-name="T1">,</text:span><text:span text:style-name="T10"> </text:span><text:span text:style-name="T11">MAXLINE</text:span><text:span text:style-name="T1">,</text:span><text:span text:style-name="T10"> </text:span><text:span text:style-name="T11">stdin</text:span><text:span text:style-name="T1">) , </text:span><text:span text:style-name="T2">PASSED</text:span></text:p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13:29.524864800</meta:creation-date>
    <dc:date>2018-04-11T14:47:55.013466172</dc:date>
    <meta:editing-cycles>4</meta:editing-cycles>
    <meta:editing-duration>PT25M18S</meta:editing-duration>
    <meta:generator>LibreOffice/5.4.5.1$Linux_X86_64 LibreOffice_project/40m0$Build-1</meta:generator>
    <meta:document-statistic meta:table-count="0" meta:image-count="0" meta:object-count="0" meta:page-count="1" meta:paragraph-count="10" meta:word-count="57" meta:character-count="441" meta:non-whitespace-character-count="390"/>
  </office:meta>
</office:document-meta>
</file>